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f1f0" officeooo:paragraph-rsid="001c8366"/>
    </style:style>
    <style:style style:name="P2" style:family="paragraph" style:parent-style-name="Standard" style:list-style-name="L1">
      <style:text-properties officeooo:rsid="001af1f0" officeooo:paragraph-rsid="001dd0d1"/>
    </style:style>
    <style:style style:name="P3" style:family="paragraph" style:parent-style-name="Standard" style:list-style-name="L2">
      <style:text-properties officeooo:rsid="001af1f0" officeooo:paragraph-rsid="001af1f0"/>
    </style:style>
    <style:style style:name="P4" style:family="paragraph" style:parent-style-name="Standard" style:list-style-name="L2">
      <style:text-properties officeooo:rsid="001af1f0" officeooo:paragraph-rsid="001dd0d1"/>
    </style:style>
    <style:style style:name="P5" style:family="paragraph" style:parent-style-name="Standard">
      <style:text-properties fo:font-weight="bold" officeooo:rsid="001af1f0" officeooo:paragraph-rsid="001af1f0" style:font-weight-asian="bold" style:font-weight-complex="bold"/>
    </style:style>
    <style:style style:name="T1" style:family="text">
      <style:text-properties officeooo:rsid="001c836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dd0d1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dd0d1"/>
    </style:style>
    <style:style style:name="T6" style:family="text">
      <style:text-properties officeooo:rsid="001dd0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Partes del site</text:span></text:h>
      <text:list xml:id="list8416356893781298879" text:style-name="L2">
        <text:list-item>
          <text:p text:style-name="P3">Logo</text:p>
        </text:list-item>
        <text:list-item>
          <text:p text:style-name="P3"><text:span text:style-name="T6">Sección</text:span> contactos</text:p>
        </text:list-item>
        <text:list-item>
          <text:p text:style-name="P3">Buscador</text:p>
        </text:list-item>
        <text:list-item>
          <text:p text:style-name="P3">Carrito de compras</text:p>
        </text:list-item>
        <text:list-item>
          <text:p text:style-name="P3"><text:span text:style-name="T6">Categorías</text:span> de compra</text:p>
        </text:list-item>
        <text:list-item>
          <text:p text:style-name="P3">Oferta grande</text:p>
        </text:list-item>
        <text:list-item>
          <text:p text:style-name="P3"><text:span text:style-name="T6">sub-categorias</text:span></text:p>
        </text:list-item>
        <text:list-item>
          <text:p text:style-name="P3">Productos destacados</text:p>
        </text:list-item>
        <text:list-item>
          <text:p text:style-name="P4">Barra de <text:span text:style-name="T6">sub-categorias</text:span> listadas todas</text:p>
        </text:list-item>
        <text:list-item>
          <text:p text:style-name="P3">barra de tienda y datos mas redes sociales</text:p>
        </text:list-item>
        <text:list-item>
          <text:p text:style-name="P3">Servicio al cliente</text:p>
        </text:list-item>
      </text:list>
      <text:p text:style-name="P5"/>
      <text:h text:style-name="Heading_20_1" text:outline-level="1"><text:span text:style-name="T1">Admin</text:span></text:h>
      <text:list xml:id="list2378701341835633472" text:style-name="L1">
        <text:list-item>
          <text:p text:style-name="P1"><text:span text:style-name="T6">Categorías</text:span><text:span text:style-name="T1"> de compra</text:span></text:p>
        </text:list-item>
        <text:list-item>
          <text:p text:style-name="P2"><text:span text:style-name="T6">Sub-</text:span><text:span text:style-name="T5">Categorias</text:span></text:p>
        </text:list-item>
        <text:list-item>
          <text:p text:style-name="P1"><text:span text:style-name="T1">Productos</text:span></text:p>
        </text:list-item>
        <text:list-item>
          <text:p text:style-name="P1"><text:span text:style-name="T1">Ofertas</text:span></text:p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0T17:59:47.46</meta:creation-date>
    <dc:date>2014-04-04T01:17:41.87</dc:date>
    <meta:editing-duration>PT1M28S</meta:editing-duration>
    <meta:editing-cycles>3</meta:editing-cycles>
    <meta:generator>LibreOffice/4.0.0.3$Windows_x86 LibreOffice_project/7545bee9c2a0782548772a21bc84a9dcc583b89</meta:generator>
    <meta:document-statistic meta:table-count="0" meta:image-count="0" meta:object-count="0" meta:page-count="1" meta:paragraph-count="18" meta:word-count="57" meta:character-count="299" meta:non-whitespace-character-count="275"/>
  </office:meta>
</office:document-meta>
</file>